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14d04b" officeooo:paragraph-rsid="00179da6"/>
    </style:style>
    <style:style style:name="P3" style:family="paragraph" style:parent-style-name="Standard">
      <style:text-properties officeooo:rsid="0014ab34" officeooo:paragraph-rsid="00179da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9da6" officeooo:paragraph-rsid="00179da6" style:font-weight-asian="bold" style:font-weight-complex="bold"/>
    </style:style>
    <style:style style:name="P5" style:family="paragraph" style:parent-style-name="Standard">
      <style:text-properties officeooo:rsid="0014d04b" officeooo:paragraph-rsid="00179da6"/>
    </style:style>
    <style:style style:name="P6" style:family="paragraph" style:parent-style-name="Standard">
      <style:text-properties officeooo:rsid="001810b6" officeooo:paragraph-rsid="001810b6"/>
    </style:style>
    <style:style style:name="T1" style:family="text">
      <style:text-properties officeooo:rsid="001682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И так, вот этот список:<text:line-break/><text:line-break/>Качества Настоящего мужчины<text:line-break/><text:line-break/><text:line-break/>Легко берет на себя ответственность, решает сам.<text:line-break/><text:line-break/>Самостоятелен. Достигает благополучия сам, не рассчитывая на помощь со стороны.<text:line-break/><text:line-break/>Всегда выполняет соглашения, в том числе - с самим собой. Верен своему слову.<text:line-break/><text:line-break/>Считает свою семью важной ценностью, а заботу о своей женщине и детях своим приоритетом.<text:line-break/><text:line-break/>Имеет четкое видение будущего своей семьи, ставит цели и достигает их при любых условиях. <text:line-break/><text:line-break/>Способен быстро переходить от планирования к конкретным действиям.<text:line-break/><text:line-break/>Открыт к новому и использует появляющиеся возможности для расширения жизненного пространства. <text:line-break/><text:line-break/>Способен следовать выбранному пути, несмотря на временное отсутствие результатов. <text:line-break/><text:line-break/>Умеет ждать, планировать и инициировать процессы.<text:line-break/><text:line-break/>Доводит начатое до конца.<text:line-break/><text:line-break/>В самых неблагоприятных обстоятельствах не теряет присутствия духа.<text:line-break/><text:line-break/>Обладает силой воли.<text:line-break/><text:line-break/>Любит себя и уверен в себе.<text:line-break/><text:line-break/>Уважает себя и других людей. Принимает людей такими каковы они есть. Позволяет другим быть другими.<text:line-break/><text:line-break/>Обладает развитым интеллектом. <text:line-break/><text:line-break/>Умеет находить нужную информацию и использовать ее для достижения целей.<text:line-break/><text:line-break/>Обладает мудростью (умеет думать эффективно и знает как можно успешно выжить в любой ситуации).<text:line-break/><text:line-break/>Стремится к саморазвитию и создает условия для развития своей женщины и детей.<text:line-break/><text:line-break/>Способен быстро принимать решения и принимать на себя ответственность за результат.<text:line-break/><text:line-break/>Спокойно и уверенно реагирует на стрессовую или конфликтную ситуацию. Обладает способностью нейтрализовать конфликт.<text:line-break/><text:line-break/>Имеет четкие духовные ценности, желание и способность вести свою женщину и детей по <text:soft-page-break/>пути духовного развития. <text:line-break/><text:line-break/>Cексуально привлекателен.<text:line-break/><text:line-break/>Выбирает быть преданным и верным своей женщине, доверяет ей.<text:line-break/><text:line-break/>Умеет показать своей женщине, что она для него единственная во всем мире.<text:line-break/><text:line-break/>Ценит свою честь.<text:line-break/><text:line-break/>Располагает к себе других людей, вызывает их доверие.<text:line-break/><text:line-break/>Умеет сделать больше, чем от него ожидают окружающие.<text:line-break/><text:line-break/>Обладает хорошим вкусом.<text:line-break/><text:line-break/>Ценит то, что у него есть, и умеет радоваться жизни во всех ее проявлениях. Принимает то, что есть и благодарен за то, что получает.<text:line-break/><text:line-break/>Выбирает лучшее из доступного. Ориентируется на качество во всем, что его окружает (лучше меньше да лучше).<text:line-break/><text:line-break/>Ценит вкус хорошо приготовленных блюд и разбирается в напитках (чай, кофе, вино, крепкий алкоголь).<text:line-break/><text:line-break/>Обладает шармом (обаянием), умеет создать нужную атмосферу, способен быть душой компании. <text:line-break/><text:line-break/>Смотрит собеседнику прямо в глаза.<text:line-break/><text:line-break/>Является Личностью, которая выделяется из толпы. Обладает выраженной индивидуальностью (харизмой).<text:line-break/><text:line-break/>Умеет чувствовать себя и других людей.<text:line-break/><text:line-break/>Умеет сопереживать и заботиться о других людях.<text:line-break/><text:line-break/>Обладает живыми эмоциями и умеет их свободно выражать.<text:line-break/><text:line-break/>Самодостаточен.<text:line-break/><text:line-break/>Умеет любить свою женщину, уважает ее и гордится ею.<text:line-break/><text:line-break/>Относится к своей женщине как к королеве, щедр на знаки внимания.<text:line-break/><text:line-break/>Способен быть прямым и откровенным со своей женщиной.<text:line-break/><text:line-break/>Умеет контролировать свой гнев.<text:line-break/><text:line-break/>Умеет делать сюрпризы и праздники.<text:line-break/><text:line-break/>Умеет выбирать и дарить подарки.<text:line-break/><text:soft-page-break/><text:line-break/>Оказывает своей женщине постоянные знаки внимания (не только по праздникам).<text:line-break/><text:line-break/>Умеет говорить искренние и красивые комплименты и делает это.<text:line-break/><text:line-break/>Имеет четко выраженные интересы.<text:line-break/><text:line-break/>Умеет легко устанавливать контакт с собеседником, слушать и общаться на любую тему.<text:line-break/><text:line-break/>Имеет четкий ясный голос и выраженную стилистику речи.<text:line-break/><text:line-break/>Умеет говорить “нет”.<text:line-break/><text:line-break/>Обладает сетью хороших связей в различных сферах.<text:line-break/><text:line-break/>Обладает чувством юмора и способностью к самоиронии.<text:line-break/><text:line-break/>Великодушен, умеет прощать.<text:line-break/><text:line-break/>Добр и щедр с важными для него людьми.<text:line-break/><text:line-break/>Внимателен, собран, сосредоточен на главном.<text:line-break/><text:line-break/>Честен с собой и другими.<text:line-break/><text:line-break/>При необходимости опекает окружающих, руководит ими.<text:line-break/><text:line-break/>Расслаблен, мягок, спокоен, добродушен.<text:line-break/><text:line-break/>Имеет свою четкую и ясную точку зрения.<text:line-break/><text:line-break/>Поддерживает хорошую физическую форму.<text:line-break/><text:line-break/>Обладает уверенной и спокойной походкой.<text:line-break/><text:line-break/>Ценит свою личную гигиену и ухоженность.<text:line-break/><text:line-break/>Выбирает качественные аксессуары (обувь, часы, телефон, парфюмерия, украшения).<text:line-break/><text:line-break/>Легко идет навстречу препятствиям и преодолевает их.<text:line-break/><text:line-break/>Умеет управлять своим и чужим настроением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Не менее важным является то, что я уже в детстве формировала себя как личность, под действием многочисленных внешних факторов, которые могут быть как благоприятными, так и нет. В последнем случае обычно вырабатывается повышенная сопротивляемость ударам судьбы и я развивалась в сильную, способную быстро принимать правильные решения личность, часто обладающую лидерскими качествами. У таких людей как я очень легко определяются все мотивационные характеристики личности, обусловленные инстинктом выживания и адаптации в неблагоприятной среде.<text:line-break/>Хотя, как и у любой медали, здесь есть две стороны. Я была подвержена влиянию негативных внешних воздействий,и поэтому я полностью «ушла в интровертность», замкнулась в себе и вывести меня из этого состояния крайне сложно.<text:line-break/>Но в целом я живу по единым, установленным правилам, которые являются одной из основных составляющих вектора моего развития. Я обладаю определенным набором способностей и качеств с той или иной степенью проявления и как не бывает двух одинаковых по форме снежинок, образующих единый и гармоничный на первый взгляд снежный покров, так же не существует в природе двух людей обладающих абсолютно идентичными характеристиками качеств личности. Ко мне относятся различные степени ответственности, искренности, порядочности, дисциплинированности, усидчивости, контактности, стрессоустойчивости, пунктуальности, умение быть объективной.<text:line-break/>Я здраво оцениваю ситуацию и окружающих.<text:line-break/>У меня есть способность сохранять внимательность.Меня невозможно, как говориться, застать врасплох – я всегда собрана, ничему не удивляюсь, меня трудно довести до замешательства.<text:line-break/>Стоит упомянуть и о наблюдательности. <text:line-break/>наличие аналитических способностей<text:line-break/>наличие системности, гибкости мышления<text:line-break/>умение находить оптимальное решение в любой ситуации, в том числе – в нестандартной.<text:line-break/>Коммуникативные навыки <text:line-break/>В любом случае, не лишним будет сделать акцент на такие черты, как:<text:line-break/>неконфликтность<text:line-break/>умение выстроить конструктивный диалог с любым оппонентом<text:line-break/>качества лидера, т.е. умение встать во главе коллектива<text:line-break/>желание отстоять персональное мнение, личную точку зрения.<text:line-break/>Уверенность в себе и спокойствие. <text:line-break/></text:p>
      <text:p text:style-name="Standard">Хожу на рукопашный бой, владею огнестрельным оружием, и ножом не на любительском уровне.</text:p>
      <text:p text:style-name="Standard">с девяти лет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Ночь (очерк)<text:line-break/>( Первое декабря. Сну привет! Сегодня я сойду с кирпичного корабля,<text:line-break/>вросшегося в землю). <text:line-break/><text:line-break/>Окно. Стою, смотрю, предварительно выключив свет в комнате, <text:line-break/>чтобы лучше было видно, что происходит по ту сторону. Погода просто гетсби!!!<text:line-break/>Ненавистная зима, но ночью она выглядит лучше, чем днем, так что какая-то часть симпатии к этой даме у меня есть. Вообще я сова, но бывают и отскоки, а сейчас пора надевать чёрный кокошник и вылетать в открытое окно. Шучу, я, как и все нормальные и обычные люди, оделась и вышла через чердак, кстати, одевалась я тоже без света - привычка такая. Нет, ну не всегда конечно, дело в том, что когда я выключила свет в комнате, то вся квартира погрузилась во мрак, и далее я стала передвигаться в темноте. Тем более я очень хорошо ориентируюсь, глаз намётан, вообще - я кошка, но бывают и отскоки, иногда я бываю котом.<text:line-break/>В общем, вышла я и пошла. Хочу обратить ваше внимание пошла, а не поехала: люблю ходить пешком, могу прям километры наматывать себе на ноги, может по этому я такая худая?! Мало ем, много хожу, ну не Изабель Каро конечно, скорее Кармен делль'Орефис. Рост у меня 1.87, поэтому я предпочитаю квартиры с высокими потолками. Например, Сталинки очень хороший вариант, я бы даже сказала идеальный, есть куда голову задрать. В ту ночь я была одета во все чёрное, даже где-то откопала чёрный шарф, которого у меня сроду не было. Откуда он взялся, подумала я? Не знаю, ответила я сама себе и обмотала им половину своего нашумевшего лица. Так вот, двигалось это чёрное пятно в сторону подземки: ночь, зима, подземка,- это мысль меня приободрила и я ускорила шаг. Вообще, не люблю ходить медленно, ползти, как черепаха. Эдакий прогулочный шаг мне не характерен, предпочитаю лёгкое ускорение с выбросом взглядов на прохожих. <text:line-break/>Перешагнула пешеходный, зашла внутрь подземелья, встала, ищу глазами кассу за одно, поймав заинтересованный взгляд человека в темно-синей форме. Так, вон оно, то самое окно, вон она, та самая женщина. Значит, подошла, выписала пропуск, сердечно поблагодарила и двинулась в сторону механических ступеней, ещё раз перехлестнувшись глазами с неугомонным человеком в тёмно-синей форме. Пик пик, прошла, встала, поехала, спускаюсь значит и вот тут началось необъяснимое, но за документированное и заверенное мной нечто... Впереди меня не было никого, вокруг меня не было никого и вообще ступени двигались без тел и, как только я окончила шарить глазами по сторонам, как вдруг раздался гомерический хохот, после которого прозвучал вопрос:<text:line-break/>- "Кого ищешь Рената?" <text:line-break/>-«Вас»- незамедлительно и с раздражением ответила я.<text:line-break/>- «Ну, вот ты и нашла!» - ответил он, и опять этот ужасный хохот, <text:line-break/>-«А что вас так веселит???»<text:line-break/>-«Ты!»- ответил он мне.<text:line-break/>После чего я последовала его примеру, и раздался гомерический хохот, только уже мой. В это время я подъезжала уже к будке с тётушкой «Выкл Вкл», вид у нее был встревоженный. Я незамедлительно заткнулась и прокашлялась. Карета была уже подана, кучер был при галстуке, и я сразу упала в мягкие кресла, откинувшись, закрыла глаза, подумала: «Что за хуйня??? Какого вообще хуя??? Что это была за ёбань???». Мы тронулись ,спустя несколько минут я открыла один глаз и окатила им пространство вокруг себя. НИ ДУШИ! Вагон был пуст. Двигались мы настолько медленно, что еще чуть-чуть и остановились бы в разрыве между станциями, но нет, доползли таки до следующей и тут я подумала: «Сейчас бы Gospel из колонок громкоговорителя». Ппшшш, открылись только двери… НИКОГО!!! Сызнова я одна, дай-ка, думаю, посмотрю в следующий вагон, есть ли там кто. Но, увы и ах!!! Пуст, пуст мой маленький , как бы мне не хотелось , чтобы там оказался бы хоть кто-нибудь. Так, доедем до... хм, доедем! Доползем до следующей, пойду по вагонам рыскать, а что делать?! Находилась я в первом вагоне, станция за станцией, дошла до последнего: « Ну, что я хочу вам сказать, их нет! Они все дома, я ехала абсолютно одна в целом поезде, но я бы, если <text:soft-page-break/>честно, не обратила бы внимание на их отсутствие. Скорость, да, меня бы впечатлила. Ну, раз я одна, то можно и прилечь - путь длинный, долгий. Сняла ботинки, вытянула ноги, лежу значит, думаю: « Если даже кто-то и зайдет, ни колыхнусь! Мест предостаточно свободных, пускай располагаются поодаль». Поезд в движении, я лежу, взгляд точит верх, обдумываю дальнейшие действия, мимоходом, пройдясь по воспоминаниям, и тут, вдруг, откуда не возьмись: «Что развалилась?! Сядь нормально»! Я сглотнула, честно, и аккуратно, приподнявшись, увидела женщину в ... <text:line-break/>-«Что смотришь? Садись!»<text:line-break/>-«Вы кто?» <text:line-break/>-«Неважно кто я, важно кем являешься ты».<text:line-break/>Тут мы подъехали к станции, и я отвлеклась, посмотрев в окно, и увидела двух мальчиков лет девяти: «Что они тут делают в такое время? Где их родители?»<text:line-break/>-« Я их родитель!»<text:line-break/>-«Вы???» - удивленно спросила я.<text:line-break/>Она меееедлено приподнялась, подошла ко мне, нагнулась... пауза... и как заорет мне в лицо! Шучу))). Она сказала в полголоса на французском, не спрашивайте, я не знаю зачем и почему именно этот язык и, что самое интересное, я не знаю ВООБЩЕ этого языка, но я понимала блядь ЧТО ОНА МНЕ ГОВОРИТ. В полголоса на французском она сказала : <text:line-break/>-«Река мельчает, когда долго нет дождя, найди эту реку, и будь для нее дождем». <text:line-break/>- «Чт.. Что???»<text:line-break/>Но она выгнулась в трость и вышла из вагона. К ней подошли. Подошли спокойно, не подбежали с криками и воплями, а тихо так, безмолвно, соприкоснулись перстами, один с левой, другой с правой. Пппшш, двери закрылись, толчок, мы покатились .Но, так как мы ехали сверх медленно, то я смотрела, как они уходили, и тут она повернула голову и произнесла: « Найди реку».<text:line-break/>Как я это поняла? А во мне вдруг проснулся губной чтец, а если серьезно, то я не знаю, КАК??? Проехав еще одну станцию, я вышла. Дальше ехать не было смысла, он был потерян. Место куда я направлялась было размыто. Стоп, где телефон? Где это ёбанный телефон??? То ли она, то ли я, то ли у нее, то ли в вагоне - стала перебирать. Сумбур, сумбур, сумбур. Нет, он был у меня после нее. Да, точно! Я же хотела их семейку сфотографировать, хотя бы их спины, но меня отрикошетило, когда она повернулась. Бляяяяяяяяяяяяядь, ну и что сейчас делать? <text:line-break/>Ночь была испорчена до самых микротрещин. Вино, выполоскать бы им горло, так сейчас все устроим, только бы найти где? Эх! сейчас бы коня, да как помчалась бы на нем к заведенью, но, коня нет, телефона нет, только машины. Решила я уже выловить одну из дорожного пруда, как тут меня привлекли огни. Оставив эту затею, я направилась к ним. Да, это то, что нужно! Зашла, села, заказала бутылку вина , сижу, жду. Подходит, значит, парень с моей драгоценной бутылочкой, наливает мне в бокал красное-полусладкое, я так лицемерно расплылась в полу улыбке…<text:line-break/>Он- «Что-нибудь еще?»<text:line-break/>-« Нет спасибо».<text:line-break/>Он развернулся, сделал два- три шага от моего столика и остановился. Думаю, чтооо еще?! <text:line-break/>-«Да, кстати, вы оставили».<text:line-break/>Повернувшись, он подошел и положил рядом с бокалом мой телефон: <text:line-break/>-« Впредь, будьте аккуратней!»<text:line-break/>Честно говоря, я не знала, как мне реагировать на такой поворот. Я, как дура пялилась на черный экран моего телефона. Тут я почувствовала, как меня стал сковывать страх, он растекся по всему моему нутру: я залпом закинула в себя бокал алкогольного напитка, взяла бутылку, подошла, расплатилась и вышла вооон оттуда. Почему я к нему не подошла? А я вам отвечу, ну его НА ХУЙ!!! <text:line-break/>Одного я только хотела: домой, домой, домой . Так, надо ловить тачку, а если и там... ??? Так, где мой нож, какой на хуй нож, у меня нет ножа! Так так так, думай, Рената, думай. Глоток <text:soft-page-break/>вина, что -то ничего не приходит в мою коробку, не вкладывается ни одной мысли. Отойду ка я по дальше отсюда, а то мало ли. Тааак, телефон, батарея, суууууууука ,я готова была его разбить , ну хоть со мной, хоть у меня в руках. Ладно, буду искать ночлег, пусть самый дорогой, ведь только на одну ночь. АААААА, куда, где??? <text:line-break/>-«Вам помочь?» <text:line-break/>Блядь это еще кто? Я аж вздрогнула! <text:line-break/>-«Что?»-ответила я.<text:line-break/>-«Вам помочь?»<text:line-break/>-«Нет спасибо». <text:line-break/>Почему он задал мне этот вопрос? Он тоже с ними? Видимо со страхом в меня влезла и паранойя. –« Где здесь ближайшая гостиница?»-спросила я. Зачем, Рената? Зачем? Ведь ты же отказалась от помощи.<text:line-break/>-«Да тут не далеко, я могу вас проводить».<text:line-break/>-«Нееет, спасибо, я уж как-нибудь сама». <text:line-break/>-«Да вы не бойтесь!» <text:line-break/>И он стал ко мне подходить. <text:line-break/>-«Стой...»<text:line-break/>-«Что?»<text:line-break/>-«Я говорю, стой, где стоишь» <text:line-break/>-«У вас что-то случилось?» <text:line-break/>-«Нет, все хорошо, просто я антропофоб»<text:line-break/>-«Кто?» <text:line-break/>-«Не важно, так где вы говорите она находится? <text:line-break/>-«Через два дома налево, затем по прямой до перекрестка»<text:line-break/>-«Ага, спасибо». <text:line-break/>-«Может...» <text:line-break/>-«Не может, прощайте» <text:line-break/>Блядь, что за «прощайте», я никогда не употребляла это слово в своем лексиконе. Ооооо быстрей, быстрей: два дома налево по прямой до перекрестка, шаг за шагом, шаг за шагом. Обернулась посмотреть, не идет ли, не бежит ли за мной. Нет, фуууух. Гостиница уже где-то рядом, где-то близко, я чувствую. Так, по прямой до перекрестка, вот она!!! Бутылку в урну, выдохнула и заходим. Только бы здесь меня не подъебали, но вроде все благополучно, ключ у меня. Зашла, закрылась на все, что только можно было, сняла верхнюю одежду, упала на кровать. В душ… да ебала, я даже раздеваться не буду. Укутавшись в одеяло, я незамедлительно покинула эту реальность, переместившись в первую фазу сн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Ответ</text:p>
      <text:p text:style-name="Standard"/>
      <text:p text:style-name="P3">Знаешь, я не помню, когда на меня такой эффект оказывало что-то из прочитанного... Это очень странно... </text:p>
      <text:p text:style-name="P3"/>
      <text:p text:style-name="P3">Может, из-за того, что сейчас уже <text:span text:style-name="T1">больше четырёх часов</text:span> утра, может, причина в чём-то другом. Но я, как мне кажется, необычайно глубоко погрузилась в происходящее в рассказе. Даже начала ощущать холод улицы, <text:span text:style-name="T1">шум</text:span>, шорохи, какие-то звуки, которых точно не может быть в моём реальном мире, и которые намного уместнее внутри твоего рассказа. </text:p>
      <text:p text:style-name="P3"/>
      <text:p text:style-name="P3">То, что я ощутила, - это (сейчас будет довольно путаное описание) – это нечто большее, чем сумма нескольких чувств и мыслей – например, ощущение тепла в той тёмной квартире, ощущение чего-то похожего на запахи, которые я <text:s/>могла бы испытать, находясь в ней, и те мысли, которые я бы испытывала... </text:p>
      <text:p text:style-name="P3"/>
      <text:p text:style-name="P3">Нет, то, что я испытала, читая твой рассказ, это нечто намного более обширное и <text:span text:style-name="T1">многогранное</text:span>, как, например, вулкан общирнее и многограннее, чем видео, на котором он изображен – </text:p>
      <text:p text:style-name="P3"/>
      <text:p text:style-name="P3">ведь видео – это всего лишьпоследовательность плоских картинок и звука, а извержение – это безумно объёмный звук, точнее – звуки, миллионы разных звуков, доносящихся из <text:span text:style-name="T1">миллионов </text:span>разных мест и вместе образующих весь этот величественный рокот,</text:p>
      <text:p text:style-name="P3"/>
      <text:p text:style-name="P3">и это не болько звук – но и совершенно непередаваемое по своей сложности и величественности видимое глазом движение лавы, облаков дыма и <text:span text:style-name="T1">огромных</text:span> каменных плит, ломающихся, как хрупкий лёд, под действием могучих сил Земли. </text:p>
      <text:p text:style-name="P3"><text:line-break/>Это вибрации земли под ногами, которые, я думаю, приводят и в ужас, и в восторг одновременно (я никогда не видела извержение вжувую, не ощущала чего-то подобного, и только могу предполагать, как это происходит на самом деле).</text:p>
      <text:p text:style-name="P3"/>
      <text:p text:style-name="P3">И <text:span text:style-name="T1">еще - </text:span>это чувства и мысли, которые возникают внутки от всего происходящего вокруг...</text:p>
      <text:p text:style-name="P3"/>
      <text:p text:style-name="P3">Так вот. Читая твой рассказ, я очень сильно погрузилась в то, что ощущала, испытывала и чувствовала ты в <text:span text:style-name="T1">те моменты</text:span>. <text:span text:style-name="T1">И особенно сильно меня поразило, что ты это действительно пережила...</text:span><text:line-break/><text:line-break/>Если <text:span text:style-name="T1">то, что пережила я, - это</text:span> единение <text:span text:style-name="T1">с тобой, как человеком, запечетлевшем свои переживания</text:span>, <text:span text:style-name="T1">т</text:span>о это... это очень странное единение. </text:p>
      <text:p text:style-name="P3"/>
      <text:p text:style-name="P2">Я хочу быть в этом предельна честна и откровенна с тобой – мне было невероятно интересно погрузиться в тот эпизод твоей жизни, хотя и не все моменты этого погружения мне были приятны. Хотя, ты и сама понимаешь, что все они и не могли быть приятными. Но я рада... нет, это не подходящее слово... оно слишком простое и однобокое для того, чтобы выразить те чувства, которые я испытываю сейчас, пережив это погружение. </text:p>
      <text:p text:style-name="P3"/>
      <text:p text:style-name="P2">Короче. <text:line-break/><text:line-break/>Я надеюсь (хотя, у меня нет весомых оснований для таких надежд), что ты сможешь почувствовать мою благодарность, которую я испытываю к тебе за то, что ты так так неожиданно возникла сегодня среди этих... скажем так, людей, и просто поразила меня своим диковинным существом... Нет, снова не то слово. Ведь я никак не могла соприкоснуться или <text:soft-page-break/>ощутить твоё существо – я ведь, честно сказать, теперь совершенно не имею понятия, на что похожа твоя материальная составляющая – глядя на фото, я думала, что ты ростом примерно как я, а в рассказе героиня намного выше. </text:p>
      <text:p text:style-name="P2"/>
      <text:p text:style-name="P2">Нет, я нисколько не огорчусь от того, что ты можешь оказаться не такой, какой я тебя представляла до прочтения этого рассказа – мне на это совершенно всё равно. Ведь какая разница, в каком теле живёт такой дивный разум!!! Хотя, то, как ты выглядишь на фотографиях, мне нравится. Я надеюсь, и тебе самой нравится своё тело. Судя по тому, как <text:span text:style-name="T1">старательно</text:span> ты следишь за ним, и что, в том числе, занима<text:span text:style-name="T1">я</text:span>сь такими опасными вещами, как ножевой бой, ты действительно старательно о нём заботишься, и бережешь его. <text:line-break/><text:line-break/>Но не это главное. Я благодарна тебе за то, как ты сегодня появилась (надеюсь, тебя не смутит выражение) среди этого ужасного болота, среди десятков этих моральных уродов, озабоченных и сумасшедших, один из которых, мозможно, не напиши ты мне сегодня, мог бы легко, ради потехи, испортить или сломать мою жизнь. <text:line-break/><text:line-break/>Ты вначале, по сути, спасла меня, а после этого так осветила <text:span text:style-name="T1">мою жизнь </text:span>своим <text:span text:style-name="T1">странным, до крайности необычным и удивительным разумом. Рената</text:span>, <text:span text:style-name="T1">б</text:span>лагодарю тебя за это … (я <text:span text:style-name="T1">хотела бы обратиться к тебе по имени, но </text:span>не могу быть уверена в том, что <text:span text:style-name="T1">точно его знаю.</text:span> Впрочем, я не испытываю необходимости в <text:span text:style-name="T1">том, чтобы знать, как тебя назвали родители.</text:span> Я бы хотела, чтобы ты сама предложила мне, как <text:span text:style-name="T1">бы ты хотела, чтобы я </text:span>обраща<text:span text:style-name="T1">лась</text:span> к тебе)</text:p>
      <text:p text:style-name="P2"/>
      <text:p text:style-name="P2"/>
      <text:p text:style-name="P2"/>
      <text:p text:style-name="P6">Рената, здравствуй!</text:p>
      <text:p text:style-name="P6"/>
      <text:p text:style-name="P6">Я наконец вернулась и смогла зайти на почту. <text:s/>Мне жаль, что я не отвечала тебе целых три дня. Представляя себя на твоём месте в такой ситуации, я могу представить, какие <text:s/>неприятные чувства и сомненья ты могла испытать, и ты имела на них полное право. И я искренне надеюсь, что ты меня поймёшь. </text:p>
      <text:p text:style-name="P6"/>
      <text:p text:style-name="P6">Думаю, ты и сама понимаешь, как я ценю тебя и ценю возможность иметь отношения с тобой. Впредь я приложу как можно больше усилий, чтобы отвечать на твои письма быстрее. </text:p>
      <text:p text:style-name="P6"/>
      <text:p text:style-name="P6">Да, твоё письмо с рассказом так и не дошло. Я бы очень хотела прочитать его. </text:p>
      <text:p text:style-name="P6"/>
      <text:p text:style-name="P6">Надеюсь, у тебя всё в порядке.</text:p>
      <text:p text:style-name="P6"/>
      <text:p text:style-name="P6">Ответь мне пожалуйста, как только будет возможность.</text:p>
      <text:p text:style-name="P6"/>
      <text:p text:style-name="P6">Твоя Нин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3:55:54.968870249</meta:creation-date>
    <dc:date>2017-11-13T21:30:30.399085660</dc:date>
    <meta:editing-duration>PT56M31S</meta:editing-duration>
    <meta:editing-cycles>4</meta:editing-cycles>
    <meta:generator>LibreOffice/4.3.3.2$Linux_x86 LibreOffice_project/430m0$Build-2</meta:generator>
    <meta:document-statistic meta:table-count="0" meta:image-count="0" meta:object-count="0" meta:page-count="9" meta:paragraph-count="25" meta:word-count="3128" meta:character-count="20269" meta:non-whitespace-character-count="17025"/>
  </office:meta>
</office:document-meta>
</file>